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ORs &lt;- <text:s text:c="3"/>orizzontale verso sinistra <text:s text:c="10"/>--&gt; ridefinito 'a'</text:p>
      <text:p text:style-name="Standard"># ORd -&gt; <text:s text:c="3"/>orizzontale verso destra <text:s text:c="11"/>--&gt; ridefinito 'b'</text:p>
      <text:p text:style-name="Standard"/>
      <text:p text:style-name="Standard"># <text:s text:c="3"/>^</text:p>
      <text:p text:style-name="Standard"># Va | <text:s text:c="5"/>verticale verso alto <text:s text:c="23"/>--&gt; ridefinito 'c'</text:p>
      <text:p text:style-name="Standard"/>
      <text:p text:style-name="Standard"># Vb | <text:s text:c="5"/>verticale verso basso <text:s text:c="19"/>--&gt; ridefinito 'd' <text:s/></text:p>
      <text:p text:style-name="Standard"># <text:s text:c="3"/>v</text:p>
      <text:p text:style-name="Standard"/>
      <text:p text:style-name="Standard"># OBas <text:s/>\ <text:s text:c="2"/>obliquo alto a sinistra <text:s text:c="15"/>--&gt; ridefinito 'e'</text:p>
      <text:p text:style-name="Standard"/>
      <text:p text:style-name="Standard"># OBbs <text:s/>/ <text:s text:c="2"/>obliquo basso a sinistra <text:s text:c="12"/>--&gt; ridefinito 'f'</text:p>
      <text:p text:style-name="Standard"/>
      <text:p text:style-name="Standard"># OBad <text:s/>/ <text:s text:c="2"/>obliquo alto a destra <text:s text:c="16"/>--&gt; ridefinito 'g'</text:p>
      <text:p text:style-name="Standard"/>
      <text:p text:style-name="Standard"># OBbd <text:s/>\ <text:s text:c="2"/>obliquo basso a destra <text:s text:c="13"/>--&gt; ridefinito 'h'</text:p>
      <text:p text:style-name="Standard"/>
      <text:p text:style-name="Standard">#------------------------------------------------------------</text:p>
      <text:p text:style-name="Standard"/>
      <text:p text:style-name="Standard"># SORs &lt;- <text:s text:c="3"/>spazio orizzontale verso sinistra <text:s text:c="2"/>--&gt; ridefinito 'i'</text:p>
      <text:p text:style-name="Standard"># SORd -&gt; <text:s text:c="3"/>spazio orizzontale verso destra <text:s text:c="3"/>--&gt; ridefinito 'j'</text:p>
      <text:p text:style-name="Standard"/>
      <text:p text:style-name="Standard"># <text:s text:c="4"/>^</text:p>
      <text:p text:style-name="Standard"># SVa | <text:s text:c="5"/>spazio verticale verso alto <text:s text:c="15"/>--&gt; ridefinito 'k'</text:p>
      <text:p text:style-name="Standard"/>
      <text:p text:style-name="Standard"># SVb | <text:s text:c="5"/>spazio verticale verso basso <text:s text:c="11"/>--&gt; ridefinito 'l'</text:p>
      <text:p text:style-name="Standard"># <text:s text:c="4"/>v</text:p>
      <text:p text:style-name="Standard"/>
      <text:p text:style-name="Standard"># SOBas <text:s/>\ <text:s text:c="2"/>spazio obliquo alto a sinistra <text:s text:c="7"/>--&gt; ridefinito 'm'</text:p>
      <text:p text:style-name="Standard"/>
      <text:p text:style-name="Standard"># SOBbs <text:s/>/ <text:s text:c="2"/>spazio obliquo basso a sinistra <text:s text:c="4"/>--&gt; ridefinito 'n'</text:p>
      <text:p text:style-name="Standard"/>
      <text:p text:style-name="Standard"># SOBad <text:s/>/ <text:s text:c="2"/>spazio obliquo alto a destra <text:s text:c="8"/>--&gt; ridefinito 'o'</text:p>
      <text:p text:style-name="Standard"/>
      <text:p text:style-name="Standard"># SOBbd <text:s/>\ <text:s text:c="2"/>spazio obliquo basso a destra <text:s text:c="5"/>--&gt; ridefinito 'p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5:41:32.203496137</meta:creation-date>
    <dc:date>2020-12-01T15:42:57.215346179</dc:date>
    <meta:editing-duration>PT1M26S</meta:editing-duration>
    <meta:editing-cycles>1</meta:editing-cycles>
    <meta:document-statistic meta:table-count="0" meta:image-count="0" meta:object-count="0" meta:page-count="1" meta:paragraph-count="21" meta:word-count="185" meta:character-count="1185" meta:non-whitespace-character-count="791"/>
    <meta:generator>LibreOffice/7.0.2.2$Linux_X86_64 LibreOffice_project/00$Build-2</meta:generator>
  </office:meta>
</office:document-meta>
</file>